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rsid="001ac6cb" officeooo:paragraph-rsid="000fa0b9" style:font-size-asian="12pt" style:font-size-complex="12pt"/>
    </style:style>
    <style:style style:name="P3" style:family="paragraph" style:parent-style-name="Standard">
      <style:paragraph-properties fo:break-before="page"/>
      <style:text-properties style:font-name="Times New Roman" fo:font-size="12pt" officeooo:rsid="001ac6cb" officeooo:paragraph-rsid="000fa0b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ac6cb" officeooo:paragraph-rsid="000fa0b9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bdb96" officeooo:paragraph-rsid="001606a4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606a4" style:font-size-asian="12pt" style:font-size-complex="12pt"/>
    </style:style>
    <style:style style:name="P8" style:family="paragraph" style:parent-style-name="Text_20_body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f222b" style:font-size-asian="12pt" style:font-size-complex="12pt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paragraph-rsid="001a9bdf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Times New Roman" fo:font-size="12pt" officeooo:paragraph-rsid="001606a4" style:font-size-asian="12pt" style:font-size-complex="12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50%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Times New Roman" fo:font-size="12pt" officeooo:paragraph-rsid="0019b7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Times New Roman" fo:font-size="12pt" officeooo:paragraph-rsid="0019b7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line-height="150%"/>
      <style:text-properties style:font-name="Times New Roman" fo:font-size="12pt" officeooo:paragraph-rsid="001f222b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1f222b" officeooo:paragraph-rsid="001f222b" style:font-size-asian="12pt" style:font-size-complex="12pt"/>
    </style:style>
    <style:style style:name="P16" style:family="paragraph" style:parent-style-name="Text_20_body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50745" officeooo:paragraph-rsid="00250745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5a5c1" officeooo:paragraph-rsid="0025a5c1" style:font-size-asian="12pt" style:font-weight-asian="bold" style:font-size-complex="12pt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12cm" style:contextual-spacing="false" fo:line-height="150%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Times New Roman" fo:font-size="12pt" fo:font-weight="bold" officeooo:rsid="0026aeee" officeooo:paragraph-rsid="0026aee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6aeee" officeooo:paragraph-rsid="0026aeee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1.27cm" fo:margin-right="0cm" fo:line-height="150%" fo:text-align="justify" style:justify-single-word="false" fo:text-indent="0cm" style:auto-text-indent="false"/>
      <style:text-properties fo:color="#c9211e" loext:opacity="100%" style:font-name="Times New Roman" fo:font-size="12pt" fo:font-weight="bold" officeooo:rsid="001606a4" fo:background-color="#ddddd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Times New Roman" fo:font-size="12pt" fo:font-weight="bold" officeooo:rsid="001f222b" officeooo:paragraph-rsid="001f222b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50%" fo:text-align="center" style:justify-single-word="false"/>
      <style:text-properties fo:color="#c9211e" loext:opacity="100%" style:font-name="Times New Roman" fo:font-size="12pt" fo:font-weight="bold" officeooo:rsid="001f222b" officeooo:paragraph-rsid="001f222b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50%" fo:text-align="center" style:justify-single-word="false"/>
      <style:text-properties fo:color="#c9211e" loext:opacity="100%" style:font-name="Times New Roman" fo:font-size="12pt" fo:font-weight="bold" officeooo:rsid="001f222b" officeooo:paragraph-rsid="00168b0e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50%" fo:text-align="justify" style:justify-single-word="false"/>
      <style:text-properties officeooo:paragraph-rsid="001f222b"/>
    </style:style>
    <style:style style:name="P25" style:family="paragraph" style:parent-style-name="index_20_1" style:master-page-name="Standard">
      <style:paragraph-properties style:page-number="1"/>
      <style:text-properties fo:color="#2a6099" loext:opacity="100%" style:font-name="Arial" fo:language="es" fo:country="ES" fo:font-weight="bold" style:letter-kerning="false" style:font-name-asian="Calibri1" style:language-asian="en" style:country-asian="US" style:font-weight-asian="bold" style:font-name-complex="Arial1" style:language-complex="ar" style:country-complex="SA" style:font-weight-complex="bold"/>
    </style:style>
    <style:style style:name="P26" style:family="paragraph" style:parent-style-name="Standard">
      <style:text-properties style:font-name="Times New Roman" fo:font-size="12pt" officeooo:rsid="001ac6cb" officeooo:paragraph-rsid="000fa0b9" style:font-size-asian="12pt" style:font-size-complex="12pt"/>
    </style:style>
    <style:style style:name="P27" style:family="paragraph" style:parent-style-name="Standard">
      <style:text-properties style:font-name="Times New Roman" fo:font-size="12pt" officeooo:rsid="0028fced" officeooo:paragraph-rsid="0028fced" style:font-size-asian="12pt" style:font-size-complex="12pt"/>
    </style:style>
    <style:style style:name="P28" style:family="paragraph" style:parent-style-name="Text_20_body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2pt" officeooo:rsid="0027e13f" officeooo:paragraph-rsid="0027e13f" style:font-size-asian="12pt" style:font-size-complex="12pt"/>
    </style:style>
    <style:style style:name="P29" style:family="paragraph" style:parent-style-name="Text_20_body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2pt" officeooo:rsid="0028fced" officeooo:paragraph-rsid="0028fced" style:font-size-asian="12pt" style:font-size-complex="12pt"/>
    </style:style>
    <style:style style:name="P30" style:family="paragraph">
      <loext:graphic-properties draw:fill="none" draw:fill-color="#5b9bd5" draw:opacity="100%"/>
      <style:text-properties fo:font-size="12pt"/>
    </style:style>
    <style:style style:name="T1" style:family="text">
      <style:text-properties officeooo:rsid="001606a4"/>
    </style:style>
    <style:style style:name="T2" style:family="text">
      <style:text-properties fo:color="#c9211e" loext:opacity="100%" style:font-name="Times New Roman" fo:font-size="12pt" fo:font-weight="bold" officeooo:rsid="001606a4" fo:background-color="#dddddd" loext:char-shading-value="0" style:font-size-asian="12pt" style:font-weight-asian="bold" style:font-size-complex="12pt" style:font-weight-complex="bold"/>
    </style:style>
    <style:style style:name="T3" style:family="text">
      <style:text-properties fo:color="#c9211e" loext:opacity="100%" style:font-name="Times New Roman" fo:font-size="12pt" fo:font-weight="bold" officeooo:rsid="001f222b" fo:background-color="#dddddd" loext:char-shading-value="0" style:font-size-asian="12pt" style:font-weight-asian="bold" style:font-size-complex="12pt" style:font-weight-complex="bold"/>
    </style:style>
    <style:style style:name="T4" style:family="text">
      <style:text-properties fo:color="#c9211e" loext:opacity="100%" fo:font-weight="bold" officeooo:rsid="001606a4" fo:background-color="#dddddd" loext:char-shading-value="0" style:font-weight-asian="bold" style:font-weight-complex="bold"/>
    </style:style>
    <style:style style:name="T5" style:family="text">
      <style:text-properties fo:color="#c9211e" loext:opacity="100%" fo:font-weight="bold" officeooo:rsid="001f222b" fo:background-color="#dddddd" loext:char-shading-value="0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1f222b" style:font-size-asian="12pt" style:font-size-complex="12pt"/>
    </style:style>
    <style:style style:name="T8" style:family="text">
      <style:text-properties officeooo:rsid="00168b0e"/>
    </style:style>
    <style:style style:name="T9" style:family="text">
      <style:text-properties fo:color="#800080" loext:opacity="100%" fo:font-weight="bold" officeooo:rsid="00168b0e" style:font-weight-asian="bold" style:font-weight-complex="bold"/>
    </style:style>
    <style:style style:name="T10" style:family="text">
      <style:text-properties fo:color="#800080" loext:opacity="100%" style:font-name="Times New Roman" fo:font-size="12pt" fo:font-weight="bold" officeooo:rsid="00168b0e" style:font-size-asian="12pt" style:font-weight-asian="bold" style:font-size-complex="12pt" style:font-weight-complex="bold"/>
    </style:style>
    <style:style style:name="T11" style:family="text">
      <style:text-properties fo:color="#800080" loext:opacity="100%" style:font-name="Times New Roman" fo:font-size="12pt" fo:font-weight="bold" officeooo:rsid="001f222b" style:font-size-asian="12pt" style:font-weight-asian="bold" style:font-size-complex="12pt" style:font-weight-complex="bold"/>
    </style:style>
    <style:style style:name="T12" style:family="text">
      <style:text-properties fo:color="#800080" loext:opacity="100%" style:font-name="Times New Roman" fo:font-size="12pt" fo:language="es" fo:country="ES" fo:font-weight="bold" officeooo:rsid="00168b0e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13" style:family="text">
      <style:text-properties officeooo:rsid="001ab792"/>
    </style:style>
    <style:style style:name="T14" style:family="text">
      <style:text-properties style:use-window-font-color="true" loext:opacity="0%" fo:language="es" fo:country="ES" officeooo:rsid="001ab792" style:letter-kerning="false" style:font-name-asian="Calibri1" style:language-asian="en" style:country-asian="US" style:font-name-complex="DejaVu Sans" style:language-complex="ar" style:country-complex="SA"/>
    </style:style>
    <style:style style:name="T15" style:family="text">
      <style:text-properties fo:color="#158466" loext:opacity="100%" fo:language="es" fo:country="ES" fo:font-style="italic" officeooo:rsid="001ab792" style:letter-kerning="false" style:font-name-asian="Calibri1" style:language-asian="en" style:country-asian="US" style:font-style-asian="italic" style:font-name-complex="DejaVu Sans" style:language-complex="ar" style:country-complex="SA" style:font-style-complex="italic"/>
    </style:style>
    <style:style style:name="T16" style:family="text">
      <style:text-properties fo:color="#158466" loext:opacity="100%" officeooo:rsid="001ab792"/>
    </style:style>
    <style:style style:name="T17" style:family="text">
      <style:text-properties fo:color="#ff0000" loext:opacity="100%" fo:language="es" fo:country="ES" fo:font-style="italic" fo:font-weight="bold" officeooo:rsid="001ab792" style:letter-kerning="false" style:font-name-asian="Calibri1" style:language-asian="en" style:country-asian="US" style:font-style-asian="italic" style:font-weight-asian="bold" style:font-name-complex="DejaVu Sans" style:language-complex="ar" style:country-complex="SA" style:font-style-complex="italic" style:font-weight-complex="bold"/>
    </style:style>
    <style:style style:name="T18" style:family="text">
      <style:text-properties fo:color="#ff0000" loext:opacity="100%" fo:font-weight="bold" officeooo:rsid="001ab792" style:font-weight-asian="bold" style:font-weight-complex="bold"/>
    </style:style>
    <style:style style:name="T19" style:family="text">
      <style:text-properties officeooo:rsid="001f222b"/>
    </style:style>
    <style:style style:name="T20" style:family="text">
      <style:text-properties officeooo:rsid="0027fc36"/>
    </style:style>
    <style:style style:name="T21" style:family="text">
      <style:text-properties officeooo:rsid="00284ed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84ed9" style:font-weight-asian="normal" style:font-weight-complex="normal"/>
    </style:style>
    <style:style style:name="gr1" style:family="graphic">
      <style:graphic-properties svg:stroke-width="0.081cm" svg:stroke-color="#bf0041" draw:marker-start-width="0.422cm" draw:marker-end-width="0.422cm" svg:stroke-opacity="100%" draw:fill="none" draw:fill-color="#5b9bd5" draw:opacity="100%" draw:textarea-horizontal-align="justify" draw:textarea-vertical-align="middle" draw:auto-grow-height="false" fo:min-height="0.822cm" fo:min-width="9.539cm" fo:padding-top="0.023cm" fo:padding-bottom="0.023cm" fo:padding-left="0.023cm" fo:padding-right="0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81cm" svg:stroke-color="#bf0041" draw:marker-start-width="0.422cm" draw:marker-end-width="0.422cm" svg:stroke-opacity="100%" draw:fill="none" draw:fill-color="#5b9bd5" draw:opacity="100%" draw:textarea-horizontal-align="justify" draw:textarea-vertical-align="middle" draw:auto-grow-height="false" fo:min-height="0.792cm" fo:min-width="13.605cm" fo:padding-top="0.023cm" fo:padding-bottom="0.023cm" fo:padding-left="0.023cm" fo:padding-right="0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81cm" svg:stroke-color="#bf0041" draw:marker-start-width="0.422cm" draw:marker-end-width="0.422cm" svg:stroke-opacity="100%" draw:fill="none" draw:fill-color="#5b9bd5" draw:opacity="100%" draw:textarea-horizontal-align="justify" draw:textarea-vertical-align="middle" draw:auto-grow-height="false" fo:min-height="0.792cm" fo:min-width="15.042cm" fo:padding-top="0.023cm" fo:padding-bottom="0.023cm" fo:padding-left="0.023cm" fo:padding-right="0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CTIVIDADES</text:p>
      <text:p text:style-name="P1"/>
      <text:p text:style-name="P6"><text:span text:style-name="T4"><text:s/>1 .- <text:s/></text:span><text:span text:style-name="T1"><text:s/></text:span>La información contenida en un DVD y discos duros, ¿<text:span text:style-name="T1">E</text:span>s software o hardware?</text:p>
      <text:p text:style-name="P16">Es software porque la información son datos los cuales están dentro del hardware, en este caso el DVD.</text:p>
      <text:p text:style-name="P20"/>
      <text:p text:style-name="P7"><text:span text:style-name="T4"><text:s/></text:span><text:span text:style-name="T5">2</text:span><text:span text:style-name="T4"> .- <text:s/></text:span><text:s/>¿Puede funcionar un ordenador sin software básico? ¿Y sin unidad de disco duro?</text:p>
      <text:p text:style-name="P16">No, porque sin el software básico no podemos interactuar con el hardware. Y tampoco </text:p>
      <text:p text:style-name="P17">podria funcionar sin disco duro ya que es donde se almacena el Sistema Operativo.</text:p>
      <text:p text:style-name="P8"/>
      <text:p text:style-name="P13"><text:span text:style-name="T4"><text:s/></text:span><text:span text:style-name="T5">3</text:span><text:span text:style-name="T4"> .- <text:s/></text:span>¿Por qué las unidades de estado sólido (SSD) son más rápidas que los discos duros tradicionales, pero tienen una vida útil limitada?</text:p>
      <text:p text:style-name="P18">Porque tienen la capacidad <text:s/>de acceder mas rápido a los datos, pero se desgastan mas rápido las celdas de memoria y eso les hacen tener una vida útil mas limitada.</text:p>
      <text:p text:style-name="P12"/>
      <text:p text:style-name="P10"><text:span text:style-name="T4"><text:s/></text:span><text:span text:style-name="T5">4</text:span><text:span text:style-name="T4"> .- <text:s/></text:span>¿Por qué la RAM es volátil y qué implicaciones tendría un sistema que pudiera conservar datos en la RAM tras apagar el ordenador?</text:p>
      <text:p text:style-name="P19">Porque para que pueda almacenar datos necesita corriente continua, y al perderla también pierde todos los datos almacenados.</text:p>
      <text:p text:style-name="P19">Si la RAM conservara los datos haría inútil o menos útil a los discos duros y la ejecución de los programas serian mucho mas rápidos.</text:p>
      <text:p text:style-name="P9"><text:span text:style-name="T4"><text:s/></text:span><text:span text:style-name="T5">5</text:span><text:span text:style-name="T4"> .- <text:s/></text:span><text:s/><text:span text:style-name="T9">[ UC - Unidad de Control ]</text:span><text:span text:style-name="T8"> </text:span>Explica cada uno de los <text:span text:style-name="T19">siguientes elementos :</text:span></text:p>
      <text:p text:style-name="P9"/>
      <text:p text:style-name="P22"><draw:custom-shape text:anchor-type="paragraph" draw:z-index="2" draw:name="Forma 2" draw:style-name="gr1" draw:text-style-name="P30" svg:width="9.677cm" svg:height="0.96cm" svg:x="3.775cm" svg:y="-0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C - <text:s/>IR - <text:s/>Decodificador – Secuenciador - <text:s/>Reloj</text:p>
      <text:p text:style-name="P28"><text:span text:style-name="T22">PC </text:span>→ <text:s/><text:span text:style-name="T20">Es el encargado de almacenar la dirección de memoria de la siguiente instrucción que se debe ejecutar.</text:span></text:p>
      <text:p text:style-name="P28"><text:span text:style-name="T22">IR</text:span> → <text:span text:style-name="T20">Registro encargado de almacenar la información del proceso en ejecución.</text:span></text:p>
      <text:p text:style-name="P28"><text:span text:style-name="T22">Decodificador</text:span> → <text:span text:style-name="T20">Unidad dedicada a interpretar la instrucción almacenada en el Registro de instrucción. El determina que operación va a realizar la CPU.</text:span></text:p>
      <text:p text:style-name="P28"><text:span text:style-name="T22">Secuenciador </text:span>→ El<text:span text:style-name="T21"> coordina las fases de ejecución de un proceso. Controla tanto, la lectura de datos, la realización de los cálculos y escritura de los resultados.</text:span></text:p>
      <text:p text:style-name="P28"><text:span text:style-name="T22">Reloj</text:span> →<text:span text:style-name="T23"> </text:span><text:span text:style-name="T24">Es el componente que se encarga de establecer un ritmo a las operaciones de la cpu.</text:span></text:p>
      <text:p text:style-name="P24"><text:soft-page-break/><text:span text:style-name="T2"><text:s/></text:span><text:span text:style-name="T3">6</text:span><text:span text:style-name="T2"> .- <text:s/></text:span><text:span text:style-name="T6"><text:s/></text:span><text:span text:style-name="T10">[ </text:span><text:span text:style-name="T12">ALU</text:span><text:span text:style-name="T10"> - Unidad Ar</text:span><text:span text:style-name="T11">i</text:span><text:span text:style-name="T10">tmético Lógica ] </text:span><text:span text:style-name="T6">Explica cada uno de los </text:span><text:span text:style-name="T7">siguientes elementos </text:span></text:p>
      <text:p text:style-name="P15"/>
      <text:p text:style-name="P23"><draw:custom-shape text:anchor-type="paragraph" draw:z-index="1" draw:name="Forma 1" draw:style-name="gr2" draw:text-style-name="P30" svg:width="13.74cm" svg:height="0.927cm" svg:x="1.753cm" svg:y="-0.2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Registro de Estado – Acumulador – Circuito operacional – Ren1 – Ren2</text:p>
      <text:p text:style-name="P29"><text:span text:style-name="T22">Registro de estado →</text:span> <text:s/>Componente que guarda información sobre el estado actual de la alu y las operaciones ejecutadas</text:p>
      <text:p text:style-name="P29"><text:span text:style-name="T22">Acumulador → </text:span>Guarda temporalmente información sobre los resultados de los procesos ejecutados.</text:p>
      <text:p text:style-name="P29"><text:span text:style-name="T22">Circuito operacional →</text:span> Es el núcleo de la ALU. Es el responsable de las operaciones Aritmetico-logicas </text:p>
      <text:p text:style-name="P29"><text:span text:style-name="T22">Ren1</text:span> → Tanto el registro de entrada 1 y el 2 almacenan los valores de entrada que se van a utilizar para la próxima operación que se va a ejecutar. Pero este registro contiene el primer valor o numero de la instrucción</text:p>
      <text:p text:style-name="P29"><text:span text:style-name="T22">Ren2 </text:span>→ En cambio este registro contiene el segundo número o instrucción </text:p>
      <text:p text:style-name="P14"><text:span text:style-name="T4"><text:s/></text:span><text:span text:style-name="T5">7</text:span><text:span text:style-name="T4"> .- <text:s/></text:span><text:s/><text:span text:style-name="T9">[ M - Memoria ] </text:span>Explica cada uno de los <text:span text:style-name="T19">siguientes elementos </text:span></text:p>
      <text:p text:style-name="P14"/>
      <text:p text:style-name="P21"><draw:custom-shape text:anchor-type="paragraph" draw:z-index="0" draw:name="Forma1" draw:style-name="gr3" draw:text-style-name="P30" svg:width="15.177cm" svg:height="0.927cm" svg:x="1.129cm" svg:y="-0.1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Registro de direcciones – Bus de direcciones – Selector – Registro de Intercambio</text:p>
      <text:p text:style-name="P2"/>
      <text:p text:style-name="P2"/>
      <text:p text:style-name="P2"/>
      <text:p text:style-name="P27"><text:span text:style-name="T22">Registro de direcciones → </text:span>Almacena la dirección de memoria de un proceso. Se utiliza para especificar su ubicación en el caso de que se deba acceder</text:p>
      <text:p text:style-name="P27"/>
      <text:p text:style-name="P27">Bus de direcciones → Conjunto de cables que se </text:p>
      <text:p text:style-name="P27"/>
      <text:p text:style-name="P27">Selector → </text:p>
      <text:p text:style-name="P27"/>
      <text:p text:style-name="P27">Registro de intercambio → </text:p>
      <text:p text:style-name="P27"/>
      <text:p text:style-name="P3"/>
      <text:p text:style-name="P5"><text:span text:style-name="T4"><text:s/>8 .- <text:s/></text:span><text:s/>Especificar los principales sistemas operativos de la actualidad para ordenadores personales<text:span text:style-name="T13">(</text:span><text:span text:style-name="T16">si tu n.º de pc es </text:span><text:span text:style-name="T18">par</text:span><text:span text:style-name="T13">)</text:span> <text:span text:style-name="T13">o dispositivos m</text:span><text:span text:style-name="T14">óviles(</text:span><text:span text:style-name="T15">si tu n.º de pc es </text:span><text:span text:style-name="T17">impar</text:span><text:span text:style-name="T14">)</text:span>, indicando sus principales características y últimas versiones.</text:p>
      <text:p text:style-name="P4"/>
      <text:p text:style-name="P11"><text:span text:style-name="T4"><text:s/></text:span><text:span text:style-name="T5">9</text:span><text:span text:style-name="T4"> .- <text:s/></text:span><text:s/>Realizar un esquema sobre los distintos tipos de licencias de software e indicar cuál es la normativa legal vigent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 style:master-page-name="Standard">
      <loext:graphic-properties draw:fill="solid" draw:fill-color="#dddddd" draw:opacity="100%"/>
      <style:paragraph-properties fo:margin-left="0.4cm" fo:margin-right="0cm" fo:margin-top="0cm" fo:margin-bottom="0cm" style:contextual-spacing="false" fo:line-height="150%" fo:text-align="center" style:justify-single-word="false" fo:orphans="0" fo:widows="0" fo:hyphenation-ladder-count="no-limit" fo:text-indent="-0.42cm" style:auto-text-indent="false" style:page-number="1" fo:background-color="#dddddd" style:writing-mode="lr-tb">
        <style:tab-stops>
          <style:tab-stop style:position="15.56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22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ambria" fo:font-family="Cambria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" fo:font-family="OpenSymbol" style:font-family-generic="roman" style:font-pitch="variable"/>
    </style:style>
    <style:style style:name="WW8Num5z1" style:family="text">
      <style:text-properties style:font-name="OpenSymbol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1" style:font-family-complex="OpenSymbol" style:font-family-generic-complex="system" style:font-pitch-complex="variable"/>
    </style:style>
    <style:style style:name="WW8Num11z1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1" style:font-family-complex="OpenSymbol" style:font-family-generic-complex="system" style:font-pitch-complex="variable"/>
    </style:style>
    <style:style style:name="WW8Num12z1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1cm" fo:margin-bottom="0.54cm" fo:margin-left="1.905cm" fo:margin-right="1.90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0-04T17:14:00</meta:creation-date>
    <meta:initial-creator>Capítulo 1 - Introducción -</meta:initial-creator>
    <dc:language>es-ES</dc:language>
    <meta:print-date>2017-05-25T08:53:00</meta:print-date>
    <dc:date>2025-10-24T12:33:36.658558701</dc:date>
    <meta:editing-cycles>1568</meta:editing-cycles>
    <dc:title>SISTEMAS OPERATIVOS MONOPUESTO (CURSO 19/20)</dc:title>
    <meta:editing-duration>P22DT12H34M3S</meta:editing-duration>
    <meta:generator>LibreOffice/24.2.7.2$Linux_X86_64 LibreOffice_project/420$Build-2</meta:generator>
    <meta:document-statistic meta:table-count="0" meta:image-count="0" meta:object-count="0" meta:page-count="3" meta:paragraph-count="33" meta:word-count="569" meta:character-count="3366" meta:non-whitespace-character-count="27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